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Обычный" style:master-page-name="MP0" style:family="paragraph">
      <style:paragraph-properties fo:break-before="page" fo:text-align="justify" fo:margin-bottom="0in" fo:line-height="150%" fo:text-indent="0.4923in"/>
      <style:text-properties style:font-name="Times New Roman" style:font-name-complex="Times New Roman" fo:color="#181B22" fo:font-size="14pt" style:font-size-asian="14pt" style:font-size-complex="14pt" fo:background-color="#FFFFFF"/>
    </style:style>
    <style:style style:name="P2" style:parent-style-name="gsof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3" style:parent-style-name="tjyptsab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4" style:parent-style-name="tjyptsab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5" style:parent-style-name="cbxwbiz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6" style:parent-style-name="stxxgq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7" style:parent-style-name="nduqsd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8" style:parent-style-name="kdbozz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9" style:parent-style-name="rajuyc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10" style:parent-style-name="ifirzh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11" style:parent-style-name="mxus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12" style:parent-style-name="udvn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13" style:parent-style-name="phrkopm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  <style:style style:name="P14" style:parent-style-name="ykkhza" style:family="paragraph">
      <style:paragraph-properties fo:text-align="justify" style:vertical-align="baseline" fo:margin-top="0in" fo:margin-bottom="0in" fo:line-height="150%" fo:text-indent="0.4923in" fo:background-color="#FFFFFF"/>
      <style:text-properties fo:font-size="14pt" style:font-size-asian="14pt" style:font-size-complex="14pt"/>
    </style:style>
  </office:automatic-styles>
  <office:body>
    <office:text text:use-soft-page-breaks="true">
      <text:p text:style-name="P1">Если букмекер принимает ставки на спорт, закон обязывает поддерживать спортивные организации РФ.</text:p>
      <text:p text:style-name="P2">Легализация ставок на спорт в букмекерских конторах в России проходила постепенно. Как и отчисления в государственный бюджет из этой сферы деятельности.</text:p>
      <text:p text:style-name="P3">20 января 2014 года вступила в силу статья налогового кодекса 214.7, в которой есть пункт о необходимости уплаты подоходного налога в размере 13% с выигрышей от ставок в букмекерских конторах.</text:p>
      <text:p text:style-name="P4">Федеральный закон от 27.11.2017 №354-ФЗ внёс изменения в Налоговый кодекс об исчислениях налога на доходы физлиц от участия в азартных играх и лотереях.</text:p>
      <text:p text:style-name="P5">По новым правилам, налог можно не платить, если суммарные выплаты за год не превышают 4000 рублей.</text:p>
      <text:p text:style-name="P6">При сумме выплат за год от 4001 до 15 000 рублей игрок должен заплатить налог сам. Если сумма превышает 15 000 рублей налог должна заплатить букмекерская контора.</text:p>
      <text:p text:style-name="P7">28 марта 2017 года Владимир Путин подписал Федеральный закон «О внесении изменений в отдельные законодательные акты Российской Федерации в части формирования механизмов увеличения доходов субъектов детско-юношеского спорта и субъектов профессионального спорта».</text:p>
      <text:p text:style-name="P8">Закон вступил в силу с 1 апреля 2017 года и предполагал, что букмекерские конторы должны отчислять 5% своего дохода на развитие спорта с тех направлений, на которые принимают ставки.</text:p>
      <text:p text:style-name="P9">Причём отчисления букмекерских контор на спорт должны быть каждый квартал и составлять не менее 15 миллионов рублей. Из этих средств 80% идёт на финансирование профессионального и 20% на развитие детско-юношеского спорта.</text:p>
      <text:p text:style-name="P10">Таким образом, один букмекер отчисляет не менее 60 миллионов рублей в год, а все легальные БК РФ в сумме более 1 миллиарда рублей.</text:p>
      <text:soft-page-break/>
      <text:p text:style-name="P11">База расчёта целевых отчислений — доходы за квартал со ставок в отношении спортивных мероприятий, которые организовал субъект профессионального спорта. Букмекера должен иметь соглашение об использовании символики и наименований спортивных мероприятий.</text:p>
      <text:p text:style-name="P12">18 декабря 2018 года был принят Федеральный закон N 468-ФЗ «О внесении изменений в Федеральный закон «О государственном регулировании деятельности по организации и проведению азартных игр и о внесении изменений в некоторые законодательные акты Российской Федерации» и статьи 19.1 и 26.2 Федерального закона «О физической культуре и спорте в Российской Федерации».</text:p>
      <text:p text:style-name="P13">Согласно документу, в букмекерских конторах и тотализаторах запрещены ставки на детско-юношеские соревнования. БК должны заключать соглашения со спортивными федерациями на использование символики и наименований, а также информировать профессиональную спортивную лигу о выигрышах по результатам пари с наименее вероятным исходом.</text:p>
      <text:p text:style-name="P14">Федерации профессионального спорта должны публиковать перечень заключенных соглашений с БК и общую сумму целевых отчислений.<text:s/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xsvsqp" style:display-name="xsvsqp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gazs" style:display-name="gazs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kpoaujyf" style:display-name="kpoaujyf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fnhil" style:display-name="fnhil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yblen" style:display-name="yblen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llzhhiz" style:display-name="llzhhiz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ztez" style:display-name="ztez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jmhqbskw" style:display-name="jmhqbskw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dnsnvh" style:display-name="dnsnvh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cytks" style:display-name="cytks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joph" style:display-name="joph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gzkmcsu" style:display-name="gzkmcsu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savimh" style:display-name="savimh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dehgt" style:display-name="dehgt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uuitneo" style:display-name="uuitneo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wwkj" style:display-name="wwkj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foodial" style:display-name="foodial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sqinkg" style:display-name="sqinkg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qhfqh" style:display-name="qhfqh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bxga" style:display-name="bxga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mwlk" style:display-name="mwlk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dapen" style:display-name="dapen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vkkkpd" style:display-name="vkkkpd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mffe" style:display-name="mffe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vavem" style:display-name="vavem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ftotzq" style:display-name="ftotzq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ofoktv" style:display-name="ofoktv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ohox" style:display-name="ohox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uyymgx" style:display-name="uyymgx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tnuc" style:display-name="tnuc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klvik" style:display-name="klvik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grodnq" style:display-name="grodnq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thbr" style:display-name="thbr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cqbfftk" style:display-name="cqbfftk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hkxd" style:display-name="hkxd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rpylx" style:display-name="rpylx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gsof" style:display-name="gsof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tjyptsab" style:display-name="tjyptsab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cbxwbiz" style:display-name="cbxwbiz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stxxgq" style:display-name="stxxgq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nduqsd" style:display-name="nduqsd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kdbozz" style:display-name="kdbozz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rajuyc" style:display-name="rajuyc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ifirzh" style:display-name="ifirzh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mxus" style:display-name="mxus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udvn" style:display-name="udvn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phrkopm" style:display-name="phrkopm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ykkhza" style:display-name="ykkhza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черепах</meta:initial-creator>
    <dc:creator>черепах</dc:creator>
    <meta:creation-date>2023-09-27T20:27:00Z</meta:creation-date>
    <dc:date>2023-09-27T20:27:00Z</dc:date>
    <meta:template xlink:href="Normal.dotm" xlink:type="simple"/>
    <meta:editing-cycles>2</meta:editing-cycles>
    <meta:editing-duration>PT0S</meta:editing-duration>
    <meta:document-statistic meta:page-count="2" meta:paragraph-count="5" meta:word-count="407" meta:character-count="2723" meta:row-count="19" meta:non-whitespace-character-count="2321"/>
  </office:meta>
</office:document-meta>
</file>